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Mono" svg:font-family="'Noto Sans Mono'" style:font-family-generic="roman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136b0"/>
    </style:style>
    <style:style style:name="P2" style:family="paragraph" style:parent-style-name="Standard">
      <style:text-properties officeooo:paragraph-rsid="0001c8ed"/>
    </style:style>
    <style:style style:name="P3" style:family="paragraph" style:parent-style-name="Standard">
      <style:text-properties officeooo:paragraph-rsid="0003331d"/>
    </style:style>
    <style:style style:name="P4" style:family="paragraph" style:parent-style-name="Standard">
      <style:text-properties officeooo:paragraph-rsid="00051ad9"/>
    </style:style>
    <style:style style:name="P5" style:family="paragraph" style:parent-style-name="Standard">
      <style:text-properties officeooo:paragraph-rsid="00056153"/>
    </style:style>
    <style:style style:name="P6" style:family="paragraph" style:parent-style-name="Standard">
      <style:text-properties officeooo:paragraph-rsid="0006923b"/>
    </style:style>
    <style:style style:name="P7" style:family="paragraph" style:parent-style-name="Standard">
      <style:text-properties officeooo:paragraph-rsid="0007e971"/>
    </style:style>
    <style:style style:name="P8" style:family="paragraph" style:parent-style-name="Standard">
      <style:text-properties officeooo:rsid="0008ae6b" officeooo:paragraph-rsid="0008ae6b"/>
    </style:style>
    <style:style style:name="P9" style:family="paragraph" style:parent-style-name="Standard">
      <style:text-properties officeooo:rsid="000ad169" officeooo:paragraph-rsid="000ad169"/>
    </style:style>
    <style:style style:name="P10" style:family="paragraph" style:parent-style-name="Standard">
      <style:text-properties officeooo:paragraph-rsid="000ad169"/>
    </style:style>
    <style:style style:name="P11" style:family="paragraph" style:parent-style-name="Standard">
      <style:text-properties officeooo:paragraph-rsid="000ca9d7"/>
    </style:style>
    <style:style style:name="P12" style:family="paragraph" style:parent-style-name="Standard">
      <style:text-properties officeooo:paragraph-rsid="000de51b"/>
    </style:style>
    <style:style style:name="P13" style:family="paragraph" style:parent-style-name="Standard">
      <style:text-properties officeooo:paragraph-rsid="000e6d8d"/>
    </style:style>
    <style:style style:name="P14" style:family="paragraph" style:parent-style-name="Standard">
      <style:text-properties officeooo:paragraph-rsid="00178d24"/>
    </style:style>
    <style:style style:name="P15" style:family="paragraph" style:parent-style-name="Standard">
      <style:text-properties officeooo:paragraph-rsid="001db10a"/>
    </style:style>
    <style:style style:name="P16" style:family="paragraph" style:parent-style-name="Standard">
      <style:text-properties officeooo:paragraph-rsid="00216e53"/>
    </style:style>
    <style:style style:name="P17" style:family="paragraph" style:parent-style-name="Standard">
      <style:text-properties officeooo:paragraph-rsid="00224e35"/>
    </style:style>
    <style:style style:name="P18" style:family="paragraph" style:parent-style-name="Standard">
      <style:text-properties officeooo:paragraph-rsid="00232c99"/>
    </style:style>
    <style:style style:name="P19" style:family="paragraph" style:parent-style-name="Standard">
      <style:text-properties officeooo:paragraph-rsid="0024963f"/>
    </style:style>
    <style:style style:name="P20" style:family="paragraph" style:parent-style-name="Standard">
      <style:paragraph-properties style:writing-mode="lr-tb"/>
      <style:text-properties officeooo:paragraph-rsid="0024963f"/>
    </style:style>
    <style:style style:name="P21" style:family="paragraph" style:parent-style-name="Standard">
      <style:text-properties officeooo:paragraph-rsid="0025e415"/>
    </style:style>
    <style:style style:name="P22" style:family="paragraph" style:parent-style-name="Standard">
      <style:text-properties officeooo:rsid="000ad169" officeooo:paragraph-rsid="000ad169"/>
    </style:style>
    <style:style style:name="P23" style:family="paragraph" style:parent-style-name="Standard">
      <style:text-properties officeooo:rsid="00272091" officeooo:paragraph-rsid="00272091"/>
    </style:style>
    <style:style style:name="T1" style:family="text">
      <style:text-properties officeooo:rsid="000136b0"/>
    </style:style>
    <style:style style:name="T2" style:family="text">
      <style:text-properties officeooo:rsid="0001c8ed"/>
    </style:style>
    <style:style style:name="T3" style:family="text">
      <style:text-properties officeooo:rsid="0003331d"/>
    </style:style>
    <style:style style:name="T4" style:family="text">
      <style:text-properties officeooo:rsid="00051ad9"/>
    </style:style>
    <style:style style:name="T5" style:family="text">
      <style:text-properties officeooo:rsid="00056153"/>
    </style:style>
    <style:style style:name="T6" style:family="text">
      <style:text-properties officeooo:rsid="0006923b"/>
    </style:style>
    <style:style style:name="T7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080808" loext:opacity="100%" style:font-name="Noto Sa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080808" loext:opacity="100%" style:font-name="Noto Sans Mono" fo:font-size="10pt" fo:font-style="normal" fo:font-weight="normal" officeooo:rsid="0007e971" style:font-size-asian="10pt" style:font-style-asian="normal" style:font-weight-asian="normal"/>
    </style:style>
    <style:style style:name="T10" style:family="text">
      <style:text-properties fo:color="#080808" loext:opacity="100%" style:font-name="Noto Sans Mono" fo:font-size="10pt" fo:font-style="normal" fo:font-weight="normal" officeooo:rsid="000e6d8d" style:font-size-asian="10pt" style:font-style-asian="normal" style:font-weight-asian="normal"/>
    </style:style>
    <style:style style:name="T11" style:family="text">
      <style:text-properties fo:color="#080808" loext:opacity="100%" style:font-name="Noto Sans Mono" fo:font-size="10pt" fo:font-style="normal" fo:font-weight="normal" officeooo:rsid="00118579" style:font-size-asian="10pt" style:font-style-asian="normal" style:font-weight-asian="normal"/>
    </style:style>
    <style:style style:name="T12" style:family="text">
      <style:text-properties fo:color="#080808" loext:opacity="100%" style:font-name="Noto Sans Mono" fo:font-size="10pt" fo:font-style="normal" fo:font-weight="normal" officeooo:rsid="0024963f" style:font-size-asian="10pt" style:font-style-asian="normal" style:font-weight-asian="normal"/>
    </style:style>
    <style:style style:name="T13" style:family="text">
      <style:text-properties fo:color="#080808" loext:opacity="100%" style:font-name="Noto Sans Mono" fo:font-size="10pt" fo:font-style="normal" fo:font-weight="normal" officeooo:rsid="0025e415" style:font-size-asian="10pt" style:font-style-asian="normal" style:font-weight-asian="normal"/>
    </style:style>
    <style:style style:name="T14" style:family="text">
      <style:text-properties fo:color="#080808" loext:opacity="100%" style:font-name="Noto Sans Mono" fo:font-size="10pt" fo:font-style="normal" fo:font-weight="normal" officeooo:rsid="002913a0" style:font-size-asian="10pt" style:font-style-asian="normal" style:font-weight-asian="normal"/>
    </style:style>
    <style:style style:name="T15" style:family="text">
      <style:text-properties fo:color="#080808" loext:opacity="100%" style:font-name="Noto Sans Mono" fo:font-size="10pt" fo:font-style="normal" fo:font-weight="normal" officeooo:rsid="0029d7b7" style:font-size-asian="10pt" style:font-style-asian="normal" style:font-weight-asian="normal"/>
    </style:style>
    <style:style style:name="T16" style:family="text">
      <style:text-properties fo:color="#080808" loext:opacity="100%" style:font-name="Noto Sans Mono" fo:font-size="10pt" fo:font-style="normal" fo:font-weight="normal" officeooo:rsid="002a59a1" style:font-size-asian="10pt" style:font-style-asian="normal" style:font-weight-asian="normal"/>
    </style:style>
    <style:style style:name="T17" style:family="text">
      <style:text-properties fo:color="#080808" loext:opacity="100%" style:font-name="Noto Sans Mono" fo:font-size="10pt" fo:font-style="normal" fo:font-weight="normal" officeooo:rsid="002b9b3e" style:font-size-asian="10pt" style:font-style-asian="normal" style:font-weight-asian="normal"/>
    </style:style>
    <style:style style:name="T18" style:family="text">
      <style:text-properties fo:color="#080808" loext:opacity="100%" style:font-name="Noto Sans Mono" fo:font-size="10pt" fo:font-style="normal" fo:font-weight="normal" officeooo:rsid="002cd72b" style:font-size-asian="10pt" style:font-style-asian="normal" style:font-weight-asian="normal"/>
    </style:style>
    <style:style style:name="T19" style:family="text">
      <style:text-properties officeooo:rsid="0007e971"/>
    </style:style>
    <style:style style:name="T20" style:family="text">
      <style:text-properties officeooo:rsid="0008ae6b"/>
    </style:style>
    <style:style style:name="T21" style:family="text">
      <style:text-properties officeooo:rsid="000ad169"/>
    </style:style>
    <style:style style:name="T22" style:family="text">
      <style:text-properties officeooo:rsid="000ca9d7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c3bb4" style:font-weight-asian="normal" style:font-weight-complex="normal"/>
    </style:style>
    <style:style style:name="T25" style:family="text">
      <style:text-properties fo:font-weight="normal" officeooo:rsid="001db10a" style:font-weight-asian="normal" style:font-weight-complex="normal"/>
    </style:style>
    <style:style style:name="T26" style:family="text">
      <style:text-properties officeooo:rsid="001b596a"/>
    </style:style>
    <style:style style:name="T27" style:family="text">
      <style:text-properties style:text-underline-style="solid" style:text-underline-type="double" style:text-underline-width="auto" style:text-underline-color="font-color"/>
    </style:style>
    <style:style style:name="T28" style:family="text">
      <style:text-properties officeooo:rsid="000de51b"/>
    </style:style>
    <style:style style:name="T29" style:family="text">
      <style:text-properties officeooo:rsid="000e6d8d"/>
    </style:style>
    <style:style style:name="T30" style:family="text">
      <style:text-properties officeooo:rsid="000fccd6"/>
    </style:style>
    <style:style style:name="T31" style:family="text">
      <style:text-properties officeooo:rsid="00118579"/>
    </style:style>
    <style:style style:name="T32" style:family="text">
      <style:text-properties officeooo:rsid="0012ec5d"/>
    </style:style>
    <style:style style:name="T33" style:family="text">
      <style:text-properties officeooo:rsid="0013c4e0"/>
    </style:style>
    <style:style style:name="T34" style:family="text">
      <style:text-properties officeooo:rsid="0013c4e0" fo:background-color="#ffff00" loext:char-shading-value="0"/>
    </style:style>
    <style:style style:name="T35" style:family="text">
      <style:text-properties officeooo:rsid="00195cd7" fo:background-color="#ffff00" loext:char-shading-value="0"/>
    </style:style>
    <style:style style:name="T36" style:family="text">
      <style:text-properties officeooo:rsid="000ca9d7" fo:background-color="#ffff00" loext:char-shading-value="0"/>
    </style:style>
    <style:style style:name="T37" style:family="text">
      <style:text-properties officeooo:rsid="001dc236" fo:background-color="#ffff00" loext:char-shading-value="0"/>
    </style:style>
    <style:style style:name="T38" style:family="text">
      <style:text-properties officeooo:rsid="001edffb" fo:background-color="#ffff00" loext:char-shading-value="0"/>
    </style:style>
    <style:style style:name="T39" style:family="text">
      <style:text-properties officeooo:rsid="00224e35" fo:background-color="#ffff00" loext:char-shading-value="0"/>
    </style:style>
    <style:style style:name="T40" style:family="text">
      <style:text-properties officeooo:rsid="00232c99" fo:background-color="#ffff00" loext:char-shading-value="0"/>
    </style:style>
    <style:style style:name="T41" style:family="text">
      <style:text-properties officeooo:rsid="0015aa80"/>
    </style:style>
    <style:style style:name="T42" style:family="text">
      <style:text-properties officeooo:rsid="00174986"/>
    </style:style>
    <style:style style:name="T43" style:family="text">
      <style:text-properties officeooo:rsid="00178d24"/>
    </style:style>
    <style:style style:name="T44" style:family="text">
      <style:text-properties officeooo:rsid="001872e8"/>
    </style:style>
    <style:style style:name="T45" style:family="text">
      <style:text-properties officeooo:rsid="00195cd7"/>
    </style:style>
    <style:style style:name="T46" style:family="text">
      <style:text-properties officeooo:rsid="001edffb"/>
    </style:style>
    <style:style style:name="T47" style:family="text">
      <style:text-properties officeooo:rsid="00216e53"/>
    </style:style>
    <style:style style:name="T48" style:family="text">
      <style:text-properties officeooo:rsid="00232c99"/>
    </style:style>
    <style:style style:name="T49" style:family="text">
      <style:text-properties officeooo:rsid="0024963f"/>
    </style:style>
    <style:style style:name="T50" style:family="text">
      <style:text-properties officeooo:rsid="0025e415"/>
    </style:style>
    <style:style style:name="T51" style:family="text">
      <style:text-properties officeooo:rsid="00272091"/>
    </style:style>
    <style:style style:name="T52" style:family="text">
      <style:text-properties officeooo:rsid="002913a0"/>
    </style:style>
    <style:style style:name="T53" style:family="text">
      <style:text-properties officeooo:rsid="0029d7b7"/>
    </style:style>
    <style:style style:name="T54" style:family="text">
      <style:text-properties officeooo:rsid="002a7f31"/>
    </style:style>
    <style:style style:name="T55" style:family="text">
      <style:text-properties officeooo:rsid="002e61fb"/>
    </style:style>
    <style:style style:name="T56" style:family="text">
      <style:text-properties officeooo:rsid="002e6e5c"/>
    </style:style>
    <style:style style:name="T57" style:family="text">
      <style:text-properties officeooo:rsid="0030549d"/>
    </style:style>
    <style:style style:name="T58" style:family="text">
      <style:text-properties officeooo:rsid="00307a8d"/>
    </style:style>
    <style:style style:name="T59" style:family="text">
      <style:text-properties officeooo:rsid="0030a653"/>
    </style:style>
    <style:style style:name="T60" style:family="text">
      <style:text-properties officeooo:rsid="00325bdf"/>
    </style:style>
    <style:style style:name="T61" style:family="text">
      <style:text-properties officeooo:rsid="0033a4de"/>
    </style:style>
    <style:style style:name="T62" style:family="text">
      <style:text-properties officeooo:rsid="00343f02"/>
    </style:style>
    <style:style style:name="T63" style:family="text">
      <style:text-properties officeooo:rsid="00360c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ERCISES</text:p>
      <text:p text:style-name="Standard"/>
      <text:p text:style-name="Standard">1) Identify and translate.</text:p>
      <text:p text:style-name="Standard"/>
      <text:p text:style-name="P1">१) लिलेख→√लिख् <text:s/><text:span text:style-name="T1">1/3p, sg</text:span>→ <text:s/><text:span text:style-name="T1">я(он)написал</text:span></text:p>
      <text:p text:style-name="P2">२) उवाच→√<text:span text:style-name="T2">वच् <text:s/>1/3p, sg → я(он)сказал</text:span></text:p>
      <text:p text:style-name="P2">३) जहृषुः→<text:bookmark-start text:name="__DdeLink__998_4119373046"/>√हृ<text:bookmark-end text:name="__DdeLink__998_4119373046"/><text:span text:style-name="T32">ष्</text:span> <text:span text:style-name="T2">3p, pl</text:span>→ <text:span text:style-name="T2">они </text:span><text:span text:style-name="T32">обрадовались</text:span></text:p>
      <text:p text:style-name="P2">४) द<text:span text:style-name="T1">ु</text:span>द<text:span text:style-name="T1">्रा</text:span>व→<text:bookmark-start text:name="__DdeLink__1002_4119373046"/>√<text:span text:style-name="T2">द्रु</text:span><text:bookmark-end text:name="__DdeLink__1002_4119373046"/><text:span text:style-name="T2"> <text:s text:c="2"/></text:span><text:span text:style-name="T1">1/3p, sg</text:span>→ <text:span text:style-name="T2">я(он)бежал</text:span></text:p>
      <text:p text:style-name="P3">५) युय<text:span text:style-name="T3">ु</text:span>ज→√<text:bookmark-start text:name="__DdeLink__1553_3550361551"/><text:span text:style-name="T3">युज्</text:span><text:bookmark-end text:name="__DdeLink__1553_3550361551"/><text:span text:style-name="T3"> <text:s/>2p, pl</text:span>→ <text:span text:style-name="T22">вы соединились</text:span></text:p>
      <text:p text:style-name="P4">६) पपात→√<text:span text:style-name="T3">पत् <text:s/></text:span><text:span text:style-name="T4">1/3</text:span><text:span text:style-name="T1">p, sg</text:span><text:span text:style-name="T4">→ </text:span><text:span text:style-name="T2">я(он)</text:span><text:span text:style-name="T22">упал</text:span></text:p>
      <text:p text:style-name="P3">७) पेततुः→√<text:span text:style-name="T4">पत् 3p, du</text:span>→ <text:span text:style-name="T22">они двое упали</text:span></text:p>
      <text:p text:style-name="P3">८) विदिम→√<text:span text:style-name="T4">विद् 1p, pl</text:span>→ <text:span text:style-name="T22">мы знали, </text:span><text:span text:style-name="T33">(</text:span><text:span text:style-name="T34">мы знаем – тоже переводится так</text:span><text:span text:style-name="T33">)</text:span></text:p>
      <text:p text:style-name="P5">९) जग्रह→<text:bookmark-start text:name="__DdeLink__1556_3550361551"/><text:bookmark-start text:name="__DdeLink__1482_3550361551"/>√<text:bookmark-end text:name="__DdeLink__1482_3550361551"/>ग्रह्<text:bookmark-end text:name="__DdeLink__1556_3550361551"/><text:span text:style-name="T3"> <text:s/></text:span><text:span text:style-name="T33">1\3</text:span><text:span text:style-name="T3">p, pl</text:span>→ <text:span text:style-name="T22">вы </text:span><text:span text:style-name="T33">взял</text:span></text:p>
      <text:p text:style-name="P5">१०) बभूव→√<text:span text:style-name="T5">भु</text:span><text:span text:style-name="T2"> <text:s text:c="2"/></text:span><text:span text:style-name="T1">1/3p, sg </text:span><text:span text:style-name="T41">2p, pl</text:span><text:span text:style-name="T5">→ </text:span><text:span text:style-name="T2">я(он) </text:span><text:span text:style-name="T22">был</text:span></text:p>
      <text:p text:style-name="P3">११) पेचिमहे→√<text:span text:style-name="T6">पच् 1p, pl, mv</text:span>→ <text:span text:style-name="T22">мы готовили</text:span></text:p>
      <text:p text:style-name="P6">१२) जहार→√हृ<text:span text:style-name="T2"> <text:s/></text:span><text:span text:style-name="T1">1/3p, sg</text:span>→ <text:span text:style-name="T2">я(он) </text:span><text:span text:style-name="T22">взял</text:span></text:p>
      <text:p text:style-name="P6">१३) निन्ये→√<text:span text:style-name="T6">नी </text:span><text:span text:style-name="T2"><text:s/></text:span><text:span text:style-name="T1">1/3p, sg</text:span><text:span text:style-name="T6">→ </text:span><text:span text:style-name="T2">я(он)</text:span><text:span text:style-name="T22">вёл</text:span></text:p>
      <text:p text:style-name="P6">१४) जहृषिरे→√हृ<text:span text:style-name="T42">ष्</text:span> <text:span text:style-name="T6">3p, pl</text:span>→ <text:span text:style-name="T22">они </text:span><text:span text:style-name="T42">радовались</text:span></text:p>
      <text:p text:style-name="P6">१५) ददौ→√<text:span text:style-name="T6">दा </text:span><text:span text:style-name="T2"><text:s/></text:span><text:span text:style-name="T1">1/3p, sg</text:span><text:span text:style-name="T6">→ </text:span><text:span text:style-name="T2">я(он) </text:span><text:span text:style-name="T22">дал</text:span></text:p>
      <text:p text:style-name="P14">१६) जुहाव→<text:bookmark-start text:name="__DdeLink__1558_3550361551"/>√<text:span text:style-name="T6">हु</text:span><text:bookmark-end text:name="__DdeLink__1558_3550361551"/><text:span text:style-name="T2"> </text:span><text:span text:style-name="T1">1/3p, sg</text:span><text:span text:style-name="T6">→ </text:span><text:span text:style-name="T2">я(он) </text:span><text:span text:style-name="T43">совершал возлияние</text:span></text:p>
      <text:p text:style-name="P6">१७) <text:bookmark-start text:name="__DdeLink__1496_3550361551"/>चे<text:bookmark-end text:name="__DdeLink__1496_3550361551"/>रुः→<text:span text:style-name="T7">√</text:span><text:span text:style-name="T8">चर</text:span><text:span text:style-name="T9">् 3p, pl</text:span>→ <text:span text:style-name="T43">они ходили</text:span></text:p>
      <text:p text:style-name="P7">१८) जज्ञौ→√ज्ञा <text:span text:style-name="T6"><text:s/></text:span><text:span text:style-name="T1">1/3p, sg</text:span><text:span text:style-name="T6">→ </text:span><text:span text:style-name="T2">я(он) </text:span><text:span text:style-name="T22">знал</text:span></text:p>
      <text:p text:style-name="P7">१९) उवास→<text:bookmark-start text:name="__DdeLink__1560_3550361551"/>√<text:span text:style-name="T19">वस्</text:span><text:bookmark-end text:name="__DdeLink__1560_3550361551"/><text:span text:style-name="T6"> </text:span><text:span text:style-name="T2"><text:s/></text:span><text:span text:style-name="T1">1/3p, sg</text:span><text:span text:style-name="T6">→ </text:span><text:span text:style-name="T2">я(он) </text:span><text:span text:style-name="T22">обитал</text:span></text:p>
      <text:p text:style-name="P1">२०) जह्रतुः→√ह<text:span text:style-name="T22">ृ</text:span> <text:span text:style-name="T22">3p, du</text:span>→ <text:span text:style-name="T22">они двое взяли</text:span></text:p>
      <text:p text:style-name="P11">२१) दिद्युताथे→<text:bookmark-start text:name="__DdeLink__1562_3550361551"/>√द्युत्<text:bookmark-end text:name="__DdeLink__1562_3550361551"/> <text:span text:style-name="T22">2p, du</text:span>→ <text:span text:style-name="T22">вы двое сияли</text:span></text:p>
      <text:p text:style-name="P11">२२) सस्र→<text:bookmark-start text:name="__DdeLink__1564_3550361551"/>√सृ <text:bookmark-end text:name="__DdeLink__1564_3550361551"/><text:s/><text:span text:style-name="T6"><text:s/></text:span><text:span text:style-name="T44">2</text:span><text:span text:style-name="T1">p, </text:span><text:span text:style-name="T44">pl</text:span><text:span text:style-name="T6">→ </text:span><text:span text:style-name="T44">вы текли</text:span></text:p>
      <text:p text:style-name="P11">२३) दधौ→<text:bookmark-start text:name="__DdeLink__1566_3550361551"/>√धा<text:bookmark-end text:name="__DdeLink__1566_3550361551"/><text:span text:style-name="T2"> </text:span><text:span text:style-name="T1">1/3p, sg</text:span><text:span text:style-name="T6">→ </text:span><text:span text:style-name="T2">я(он)</text:span><text:span text:style-name="T22">положил</text:span></text:p>
      <text:p text:style-name="P3">२४) ऊषतुः→√<text:span text:style-name="T22">वस् 3p, du</text:span>→ <text:span text:style-name="T22">они двое обитали</text:span></text:p>
      <text:p text:style-name="P3">२५) ईजिमहे→<text:bookmark-start text:name="__DdeLink__1568_3550361551"/>√यज्<text:bookmark-end text:name="__DdeLink__1568_3550361551"/> <text:span text:style-name="T22">1p, pl, mv</text:span>→ <text:span text:style-name="T22">мы поклонялись</text:span></text:p>
      <text:p text:style-name="P11">२६) उवाह→<text:bookmark-start text:name="__DdeLink__1570_3550361551"/>√वह् <text:bookmark-end text:name="__DdeLink__1570_3550361551"/><text:span text:style-name="T2"><text:s/></text:span><text:span text:style-name="T1">1/3p, sg</text:span><text:span text:style-name="T6">→ </text:span><text:span text:style-name="T2">я(он)</text:span> <text:span text:style-name="T22">нёс, ехал</text:span></text:p>
      <text:p text:style-name="P3">२७) ऊदिम→<text:bookmark-start text:name="__DdeLink__1572_3550361551"/>√<text:bookmark-end text:name="__DdeLink__1572_3550361551"/><text:span text:style-name="T22">वद्</text:span> <text:span text:style-name="T22">1p, pl</text:span>→ <text:span text:style-name="T22">мы говорили</text:span></text:p>
      <text:p text:style-name="P3">२८) दध→√धा <text:span text:style-name="T22">2p, pl</text:span>→<text:span text:style-name="T22">вы положили</text:span></text:p>
      <text:p text:style-name="P11">२९) वेद→<text:span text:style-name="T2"> </text:span><text:span text:style-name="T1">1/3p, sg</text:span><text:span text:style-name="T6">→ </text:span><text:span text:style-name="T2">я(он)</text:span> <text:span text:style-name="T22">знал </text:span><text:span text:style-name="T45">(</text:span><text:span text:style-name="T35">знаю -так тоже переводят</text:span><text:span text:style-name="T45">)</text:span></text:p>
      <text:p text:style-name="P11">३०) तस्थिरे→√<text:bookmark-start text:name="__DdeLink__1575_3550361551"/>स्था<text:bookmark-end text:name="__DdeLink__1575_3550361551"/> <text:span text:style-name="T22">3p, pl, mv</text:span>→ <text:span text:style-name="T22">они стояли</text:span></text:p>
      <text:p text:style-name="P11">३१) तेपिरे→<text:bookmark-start text:name="__DdeLink__1577_3550361551"/>√तप्<text:bookmark-end text:name="__DdeLink__1577_3550361551"/> <text:s/><text:span text:style-name="T22">3p, pl, mv</text:span>→<text:span text:style-name="T22">они совершали аскезу</text:span> </text:p>
      <text:p text:style-name="P11">३२) इयाज→√यज् <text:span text:style-name="T2"><text:s/></text:span><text:span text:style-name="T1">1/3p, sg</text:span><text:span text:style-name="T6">→ </text:span><text:span text:style-name="T2">я(он)</text:span><text:span text:style-name="T22">поклонялся</text:span></text:p>
      <text:p text:style-name="P11">३३) दधे→√धा <text:span text:style-name="T2"><text:s/></text:span><text:span text:style-name="T1">1/3p, sg, </text:span><text:span text:style-name="T22">mv</text:span><text:span text:style-name="T6">→ </text:span><text:span text:style-name="T2">я(он) </text:span><text:span text:style-name="T22">положил</text:span></text:p>
      <text:p text:style-name="P3">३४) ऊच→√<text:span text:style-name="T22">वच् 2p, pl</text:span>→ <text:span text:style-name="T22">вы говорили</text:span></text:p>
      <text:p text:style-name="P3">३५) नेमिषे→√<text:span text:style-name="T22">नम् 2p, sg</text:span>→ <text:span text:style-name="T22">ты кланялся</text:span></text:p>
      <text:p text:style-name="P3">३६) बिभिदाते→<text:bookmark-start text:name="__DdeLink__1579_3550361551"/>√भिद्<text:bookmark-end text:name="__DdeLink__1579_3550361551"/> <text:span text:style-name="T22">3p, du, mv</text:span>→ <text:span text:style-name="T22">они двое разделяли</text:span></text:p>
      <text:p text:style-name="P11">३७) सेदतुः→√सद् <text:span text:style-name="T22">3p, du</text:span>→ <text:span text:style-name="T22">они двое сели</text:span></text:p>
      <text:p text:style-name="P11">३८) जघ्नुः→√हन् <text:span text:style-name="T22">3p, pl</text:span>→ <text:span text:style-name="T22">они убили</text:span></text:p>
      <text:p text:style-name="P11">३९) तेपाथे→√तप् <text:span text:style-name="T22">2p, du</text:span>→ <text:span text:style-name="T22">вы двое совершали аскезу</text:span></text:p>
      <text:p text:style-name="P3">४०) नेमुः→√<text:span text:style-name="T22">नम् <text:s/>3p, pl</text:span>→ <text:span text:style-name="T22">они кланялись</text:span></text:p>
      <text:p text:style-name="Standard"/>
      <text:p text:style-name="Standard"/>
      <text:p text:style-name="Standard"><text:soft-page-break/>2) Give the form listed in brackets.</text:p>
      <text:p text:style-name="Standard"/>
      <text:p text:style-name="P15">a) √भिद् (3rd Pl Mid) → <text:span text:style-name="Strong_20_Emphasis"><text:span text:style-name="T23">ब</text:span></text:span><text:span text:style-name="Strong_20_Emphasis"><text:span text:style-name="T24">ि</text:span></text:span><text:span text:style-name="Strong_20_Emphasis"><text:span text:style-name="T23">भिद</text:span></text:span><text:span text:style-name="Strong_20_Emphasis"><text:span text:style-name="T25">िरे</text:span></text:span></text:p>
      <text:p text:style-name="P11">b) √त्यज् (3rd Sg Act) → <text:span text:style-name="T22">तत्याज</text:span></text:p>
      <text:p text:style-name="P11">c) √मुच् (3rd Pl Act) → मु<text:span text:style-name="T22">मु</text:span>च<text:span text:style-name="T22">ुः</text:span></text:p>
      <text:p text:style-name="P11">d) √युध् (1st Sg Act) → <text:span text:style-name="T36">युय</text:span><text:span text:style-name="T37">ो</text:span><text:span text:style-name="T36">ध </text:span><text:span text:style-name="T38">(гуна <text:s/>ु → ो)</text:span></text:p>
      <text:p text:style-name="P11">e) √युध् (1st Sg Mid) → <text:span text:style-name="T22">युयुधे</text:span></text:p>
      <text:p text:style-name="P11">f) √लभ् (3rd Sg Act) → <text:span text:style-name="T22">ललाभ</text:span></text:p>
      <text:p text:style-name="P11">g) √लभ् (3rd Sg Mid) → <text:span text:style-name="T22">ल</text:span><text:span text:style-name="T46">े</text:span><text:span text:style-name="T22">भे</text:span></text:p>
      <text:p text:style-name="P11">h) √ग्रह् (3rd Sg Act) → <text:span text:style-name="T22">जग्राह</text:span></text:p>
      <text:p text:style-name="P11">i) √सद् (1st Sg Act) → <text:span text:style-name="T22">ससद \ ससाद</text:span></text:p>
      <text:p text:style-name="P11">j) √सद् (1st Pl Act) → सेद<text:span text:style-name="T22">िम</text:span></text:p>
      <text:p text:style-name="P11">k) √स्तु (1st Pl Act) → तु<text:bookmark-start text:name="__DdeLink__9389_3924958822"/>ष्टु<text:bookmark-end text:name="__DdeLink__9389_3924958822"/><text:span text:style-name="T22">विम</text:span></text:p>
      <text:p text:style-name="P16">l) √भृ (1st Sg Act) → <text:span text:style-name="T22">बभार </text:span><text:span text:style-name="T47">\ </text:span><text:span text:style-name="T22">बभर</text:span></text:p>
      <text:p text:style-name="P17">m) √श्रु (2nd Pl Mid) → <text:s/><text:span text:style-name="T26">शुश्रुव</text:span><text:span text:style-name="T22">िध्वे </text:span><text:span text:style-name="T26">शुश्रु</text:span><text:span text:style-name="T22">ध्वे</text:span></text:p>
      <text:p text:style-name="P18">n) √भी (3rd Sg Act) →<text:span text:style-name="T36">बिभ</text:span><text:span text:style-name="T39">ाय </text:span><text:span text:style-name="T40">(बिभे + अ → </text:span><text:span text:style-name="T36">बिभ</text:span><text:span text:style-name="T39">ाय</text:span><text:span text:style-name="T40">)</text:span> </text:p>
      <text:p text:style-name="P11">o) <text:span text:style-name="T27">√चर्</text:span> (3rd Du Act) → <text:bookmark-start text:name="__DdeLink__1496_3550361551 Copy 1"/>चे<text:bookmark-end text:name="__DdeLink__1496_3550361551 Copy 1"/>र<text:span text:style-name="T22">तुः</text:span></text:p>
      <text:p text:style-name="P11">p) √दह् (3rd Sg Act) → <text:span text:style-name="T22">ददाह </text:span></text:p>
      <text:p text:style-name="P11">q) √दह् (1st Pl Mid) → <text:span text:style-name="T22">देदिमहे</text:span></text:p>
      <text:p text:style-name="P11">r) √पच् (3rd Sg Act) →<text:span text:style-name="T22">पपाच / पपच</text:span> </text:p>
      <text:p text:style-name="P11">s) √स्था (1st Sg Act) → <text:span text:style-name="T22">तस्थ</text:span><text:span text:style-name="T48">ौ</text:span></text:p>
      <text:p text:style-name="P12">t) √शुभ् (3rd Sg Mid) → शु<text:span text:style-name="T28">शु</text:span>भ<text:span text:style-name="T28">े</text:span></text:p>
      <text:p text:style-name="P11">u) √वृ (3rd Sg Act) → <text:span text:style-name="T28">ववार</text:span></text:p>
      <text:p text:style-name="P11">v) √वृध् (3rd Pl Mid) → <text:span text:style-name="T28">ववृधिरे</text:span></text:p>
      <text:p text:style-name="P11">w) √द्रु (1st Sg Mid) → <text:span text:style-name="T28">द</text:span><text:span text:style-name="T48">ु</text:span><text:span text:style-name="T28">द्रुवे</text:span></text:p>
      <text:p text:style-name="P12">x) √हु (2nd Pl Act) → <text:span text:style-name="T26">जुह</text:span><text:span text:style-name="T28">ुव</text:span></text:p>
      <text:p text:style-name="Standard"/>
      <text:p text:style-name="Standard">3) Review exercise: identify the following forms and change them into the specified ­equivalent.</text:p>
      <text:p text:style-name="Standard">Example: लुम्पति (Perf): 3rd Sg Pres Act of √लुप,् Perf: लुलोप.</text:p>
      <text:p text:style-name="Standard"/>
      <text:p text:style-name="P13">१) <text:bookmark-start text:name="__DdeLink__1642_3550361551"/>भरति<text:bookmark-end text:name="__DdeLink__1642_3550361551"/> (Perf) → <text:span text:style-name="T7">√</text:span><text:span text:style-name="T8">भृ </text:span><text:span text:style-name="T10">3p,sg</text:span> → <text:span text:style-name="T10">बभार → </text:span><text:span text:style-name="T12">он нёс, держал</text:span></text:p>
      <text:p text:style-name="P19">२) चचार (Mid)→√चर् <text:span text:style-name="T29">1/3p, sg</text:span> <text:s/>→ <text:bookmark-start text:name="__DdeLink__1496_3550361551 Copy 2"/>चे<text:bookmark-end text:name="__DdeLink__1496_3550361551 Copy 2"/><text:span text:style-name="T29">रे</text:span><text:span text:style-name="T10"> → </text:span><text:span text:style-name="T12">они оба двигались, практиковали</text:span></text:p>
      <text:p text:style-name="P19">३) अपश्याम (Perf)→ <text:span text:style-name="T29">imperf, 1p, pl, </text:span><text:span text:style-name="T7">√</text:span><text:span text:style-name="T8">दृश्</text:span> <text:s/>→ <text:span text:style-name="T10">ददृशिम → </text:span><text:span text:style-name="T12">мы видели</text:span></text:p>
      <text:p text:style-name="P19">४) अस्ति (Impf, Perf)→√अस्, <text:span text:style-name="T30">3p, sg</text:span> <text:s/>→ आसीत्, आस<text:span text:style-name="T10"> → </text:span><text:span text:style-name="T12">он </text:span><text:span text:style-name="T14">был</text:span></text:p>
      <text:p text:style-name="P19">५) बिभ्य (Pres)→ <text:bookmark-start text:name="__DdeLink__1682_3550361551"/>√भी<text:bookmark-end text:name="__DdeLink__1682_3550361551"/> <text:span text:style-name="T52">2p, pl</text:span><text:span text:style-name="T30">, Perf</text:span> → <text:span text:style-name="T8">बिभ</text:span><text:span text:style-name="T14">ीथ</text:span><text:span text:style-name="T10"> → </text:span><text:span text:style-name="T14">вы боитесь</text:span></text:p>
      <text:p text:style-name="P19">६) भवावः (Perf)→√<text:span text:style-name="T30">भू 1p, du</text:span> <text:s/>→ बभ<text:span text:style-name="T30">ूव</text:span><text:span text:style-name="T52">िव</text:span><text:span text:style-name="T10"> → </text:span><text:span text:style-name="T12">мы(двое) стали</text:span></text:p>
      <text:p text:style-name="P19">७) ततपिथ (Pl)→ <text:bookmark-start text:name="__DdeLink__1734_3550361551"/>√तप्<text:bookmark-end text:name="__DdeLink__1734_3550361551"/> <text:span text:style-name="T30">2p, </text:span><text:span text:style-name="T53">sg</text:span> → <text:s/><text:span text:style-name="T15">तेप → ты нагревал</text:span></text:p>
      <text:p text:style-name="P19">८) ततपिथ (Mid)→<text:bookmark-start text:name="__DdeLink__1734_3550361551 Copy 1"/>√तप्<text:bookmark-end text:name="__DdeLink__1734_3550361551 Copy 1"/> <text:span text:style-name="T30">2p, </text:span><text:span text:style-name="T53">sg</text:span> <text:s/>→ <text:span text:style-name="T53">तेपिष → ты нагревал</text:span><text:span text:style-name="T10"> </text:span></text:p>
      <text:p text:style-name="P19">९) ददामि (Perf)→√<text:span text:style-name="T30">दा 1p, sg</text:span> <text:s/>→ ददौ<text:span text:style-name="T10"> → </text:span><text:span text:style-name="T12">я дал</text:span></text:p>
      <text:p text:style-name="P19">१०) अगच्छन् (Perf)→ √<text:span text:style-name="T30">गम्</text:span> <text:span text:style-name="T30">3p, pl, Imperf</text:span>→ <text:span text:style-name="T30">जग्म</text:span><text:span text:style-name="T53">ुः</text:span><text:span text:style-name="T10"> → </text:span><text:span text:style-name="T12">они шли</text:span></text:p>
      <text:p text:style-name="P19">११) बुभुजे (Pres)→ √भुज् <text:span text:style-name="T54">1p/</text:span><text:span text:style-name="T30">3p, sg</text:span> → <text:span text:style-name="T8">भुनक्त</text:span><text:span text:style-name="T16"> \ भुनजे</text:span><text:span text:style-name="T10"> → </text:span><text:span text:style-name="T12">он вкушает</text:span><text:span text:style-name="T17">\я вкушаю</text:span></text:p>
      <text:p text:style-name="P19">१२) युध्येथे (Perf)→ √युध्, <text:span text:style-name="T30">2p, du, mv</text:span> → युयुध<text:span text:style-name="T49">ा</text:span>थ<text:span text:style-name="T49">े</text:span><text:span text:style-name="T10"> → </text:span><text:span text:style-name="T18">вы вдвоём сражались</text:span></text:p>
      <text:p text:style-name="P19">१३) कुर्वन्ति (Perf)→√<text:span text:style-name="T30">कृ </text:span><text:s text:c="2"/><text:span text:style-name="T30">3p, pl</text:span>→ चक्रुः<text:span text:style-name="T10"> → </text:span><text:span text:style-name="T12">они делали</text:span></text:p>
      <text:p text:style-name="P20">१४) युञ्ज्महे (Perf)→ √युज् <text:span text:style-name="T30">1p, pl, mv</text:span> <text:span text:style-name="T10"><text:s/>→ यु</text:span><text:span text:style-name="T12">यु</text:span><text:span text:style-name="T10">ज</text:span><text:span text:style-name="T12">िमहे</text:span>→ <text:span text:style-name="T49">мы соединили</text:span></text:p>
      <text:p text:style-name="P19">१५) वक्ति (Perf)→ √वच् <text:span text:style-name="T30">3p, sg</text:span> → <text:span text:style-name="T49">उवाच </text:span><text:span text:style-name="T10">→ </text:span><text:span text:style-name="T12">он сказал</text:span></text:p>
      <text:p text:style-name="P13"><text:soft-page-break/>१६) आयम् (Pres)→ <text:bookmark-start text:name="__DdeLink__5514_3550361551"/>√इ<text:bookmark-end text:name="__DdeLink__5514_3550361551"/> <text:span text:style-name="T31">1p, sg</text:span> → एमि → <text:span text:style-name="T50">я иду</text:span></text:p>
      <text:p text:style-name="P21">१७) वर्तध्वे (Perf)→ <text:span text:style-name="T7">√</text:span><text:span text:style-name="T8">वृत्</text:span> → <text:span text:style-name="T50">2p, pl</text:span>→ <text:span text:style-name="T50">वव</text:span><text:span text:style-name="T55">ृतिध्वे</text:span><text:span text:style-name="T50"> → вы вращали</text:span></text:p>
      <text:p text:style-name="P21">१८) तस्थतुः (Pres)→√स्था <text:span text:style-name="T31">3p, </text:span><text:span text:style-name="T55">du</text:span><text:span text:style-name="T31">, Perf</text:span> <text:s/>→ <text:span text:style-name="T55">तिष</text:span>→ <text:span text:style-name="T50">они стояли</text:span></text:p>
      <text:p text:style-name="P21">१९) मम्रे (Act)→ √मृ <text:span text:style-name="T31">3p, sg, Perf, mv</text:span> → <text:span text:style-name="T50">मम</text:span><text:span text:style-name="T55">ार</text:span>→ <text:span text:style-name="T50">он умер</text:span></text:p>
      <text:p text:style-name="P21">२०) मुञ्चति (Perf)→<text:span text:style-name="T7">√</text:span><text:span text:style-name="T8">मुच् </text:span><text:span text:style-name="T11">3p, sg</text:span>→<text:span text:style-name="T8">मु</text:span><text:span text:style-name="T13">मो</text:span><text:span text:style-name="T8">च</text:span> → <text:span text:style-name="T50">он освободил</text:span></text:p>
      <text:p text:style-name="Standard"/>
      <text:p text:style-name="Standard"/>
      <text:p text:style-name="Standard">4) Translate into English.</text:p>
      <text:p text:style-name="Standard"/>
      <text:p text:style-name="Standard">१) शूरा<text:span text:style-name="T20">ः</text:span> अरी<text:span text:style-name="T20">न्</text:span> <text:span text:style-name="T20">द</text:span>दृशुः । नगर<text:span text:style-name="T20">म्</text:span> पालयितु<text:span text:style-name="T20">म् इ</text:span>च्छन्तः प्र<text:span text:style-name="T20">दुद्रुवुः</text:span> ।</text:p>
      <text:p text:style-name="P8">Герои врагов увидели. Город защитить желающие, они побежали.</text:p>
      <text:p text:style-name="Standard">२) बहु-वसो<text:span text:style-name="T20">ः</text:span> <text:span text:style-name="T20">न</text:span>रस्य गृह<text:span text:style-name="T20">म्</text:span> ननाश । वसु त<text:span text:style-name="T20">म्</text:span> न द<text:span text:style-name="T20">ुः</text:span>खा<text:span text:style-name="T20">त्</text:span> <text:span text:style-name="T20">र</text:span>रक्ष <text:span text:style-name="T20">इ</text:span>ति बुब<text:span text:style-name="T56">ु</text:span>धिम।</text:p>
      <text:p text:style-name="P8">c большим богатством у человека дом разрушился. Богатство того от беды не уберегло – так мы поняли.</text:p>
      <text:p text:style-name="Standard">३) ईश्वर<text:span text:style-name="T20">म्</text:span> दृष्ट्वा नम<text:span text:style-name="T20">ः</text:span> <text:span text:style-name="T20">च</text:span>क्रिरे ।</text:p>
      <text:p text:style-name="P8">Владыку увидев, поклон они совершили.</text:p>
      <text:p text:style-name="Standard">४) उषसि कुमाराः प्रिये <text:span text:style-name="T20">गृह-नगरे</text:span> तत्यजुः ।</text:p>
      <text:p text:style-name="P8">На заре юноши любимый <text:span text:style-name="T57">дом и </text:span>город оставили.</text:p>
      <text:p text:style-name="Standard">५) यतः कामः कुमारस्य हृदये ववर्ध ततः कन्यायै रत्न<text:span text:style-name="T20">म्</text:span> ददौ ।</text:p>
      <text:p text:style-name="P8">От того, что любовь в юноши сердце выросла, потому девушке драгоценность дал.</text:p>
      <text:p text:style-name="P10">६) बालौ गुरो<text:span text:style-name="T21">ः व</text:span>चनानि शुश्वरुतुः । स<text:span text:style-name="T21">ः</text:span> धीमान<text:span text:style-name="T21">्</text:span> <text:span text:style-name="T21">ए</text:span>व <text:span text:style-name="T21">इ</text:span>ति तुष्टुवतुः ।</text:p>
      <text:p text:style-name="P9">Двое мальчиков учителя слова слушали(двое). Он мудрец ведь - так <text:span text:style-name="T58">восхваляли</text:span>.</text:p>
      <text:p text:style-name="P9">७) कुमारा<text:span text:style-name="T51">ः</text:span> आपदि हत<text:span text:style-name="T51">म्</text:span> मित्र<text:span text:style-name="T51">म्</text:span> शुशुचिरे । गुणवा<text:span text:style-name="T51">न्</text:span> <text:span text:style-name="T51">म</text:span>हाबल<text:span text:style-name="T51">ः</text:span> <text:span text:style-name="T51">च आ</text:span>सी<text:span text:style-name="T51">त्</text:span> <text:span text:style-name="T51">इ</text:span>ति सस्मरुः ।</text:p>
      <text:p text:style-name="P23">Юноши в беде погибшего друга оплакивали.Добродетельный и могучий был – так вспоминали.</text:p>
      <text:p text:style-name="P9">८) उदितस्य सूर्यस्य प्रभया प्रसन्नः सि<text:span text:style-name="T51">ं</text:span>ह<text:span text:style-name="T51">ः</text:span> <text:span text:style-name="T51">अ</text:span>चिन्तः सुष्वाप ।</text:p>
      <text:p text:style-name="P9"><text:span text:style-name="T51">От </text:span>восходящего <text:span text:style-name="T51">солнца света довольный, лев беззаботный уснул.</text:span></text:p>
      <text:p text:style-name="P9">९) <text:bookmark-start text:name="__DdeLink__5530_3550361551"/>यत<text:span text:style-name="T51">ः</text:span><text:bookmark-end text:name="__DdeLink__5530_3550361551"/> नृपः पौरान् <text:span text:style-name="T51">न</text:span> ररक्ष ततः शत्रवः पुरम<text:span text:style-name="T51">्</text:span> <text:bookmark-start text:name="__DdeLink__5532_3550361551"/><text:span text:style-name="T51">अ</text:span>भि<text:bookmark-end text:name="__DdeLink__5532_3550361551"/>द<text:span text:style-name="T51">ु</text:span>द्<text:span text:style-name="T51">रुवुः </text:span>सर्वाणि रत्नानि च <text:span text:style-name="T51">अ</text:span>पजह्रुः ।</text:p>
      <text:p text:style-name="P23">Из-за того, что царь горожан не защитил, враги город атаковали, все драгоценности забрали. </text:p>
      <text:p text:style-name="P9">१०) काले तु पौराः पुर<text:span text:style-name="T51">म्</text:span> त्यक्तु<text:span text:style-name="T51">म्</text:span> शेकुः ।</text:p>
      <text:p text:style-name="P23">Но вовремя горожане город покинуть смогли.</text:p>
      <text:p text:style-name="P9">११) अपि बिभ<text:span text:style-name="T60">्य</text:span> <text:span text:style-name="T60">इ</text:span>ति पृष्टाः । चिर<text:span text:style-name="T51">म्</text:span> बिभीम <text:span text:style-name="T59">अ</text:span><text:bookmark-start text:name="__DdeLink__5573_3550361551"/>धु<text:bookmark-end text:name="__DdeLink__5573_3550361551"/><text:span text:style-name="T59">ना</text:span> <text:span text:style-name="T51">ए</text:span>व तु न बिभीम<text:span text:style-name="T60">ः</text:span> इति प्रत्यूचिम <text:span text:style-name="T51">(√उच् )</text:span>।</text:p>
      <text:p text:style-name="P23"><text:s/><text:span text:style-name="T60">вы </text:span>боялись? – <text:span text:style-name="T60">так спрошенные.</text:span> <text:span text:style-name="T60">Долго боялись, </text:span>но теперь ведь не бо<text:span text:style-name="T60">имся</text:span> – так ответили.</text:p>
      <text:p text:style-name="P9">१२) चिर<text:span text:style-name="T51">म्</text:span> महा<text:span text:style-name="T51">न्-वृ</text:span>क्षः क्षत्रिय-गणस्य छाया<text:span text:style-name="T51">म्</text:span> ददौ । <text:bookmark-start text:name="__DdeLink__5539_3550361551"/>तदा<text:bookmark-end text:name="__DdeLink__5539_3550361551"/> तु छिन्नः।</text:p>
      <text:p text:style-name="P23">Долго большое дерево отряду воинов тень давало. Но затем срубленное(было)</text:p>
      <text:p text:style-name="P9">१३) यद<text:span text:style-name="T51">्</text:span> <text:span text:style-name="T51">अ</text:span>न्न<text:span text:style-name="T51">म्</text:span> सुहृदः पेचु<text:span text:style-name="T51">ः त</text:span>द् <text:span text:style-name="T51">भु</text:span><text:span text:style-name="T61">भु</text:span>जिमहे ।</text:p>
      <text:p text:style-name="P23">Которую еду дру<text:span text:style-name="T61">зья</text:span> приготовил<text:span text:style-name="T61">и</text:span>, ту вкуша<text:span text:style-name="T61">ли</text:span>.</text:p>
      <text:p text:style-name="P9">१४) नृपः कुमाराय रूपवती<text:span text:style-name="T51">म्</text:span> <text:s/>कन्या<text:span text:style-name="T51">म्</text:span> सरत्ना<text:span text:style-name="T51">म्</text:span> ददौ । महा-सुखौ कुमारः कन्या च <text:span text:style-name="T51">अ</text:span>पजग्मतुः ।</text:p>
      <text:p text:style-name="P23">Царь юноше красивую девушку с драгоценностами дал. Полностью счаствливые юноша и девушка <text:span text:style-name="T62">у</text:span>шли.</text:p>
      <text:p text:style-name="P9">१५) बह<text:span text:style-name="T62">वः</text:span> एव क्षत्रिया<text:span text:style-name="T51">ः</text:span> युद्धे मम्रुः । एके तु स्वा<text:span text:style-name="T51">म्</text:span> नगरी<text:span text:style-name="T51">म्</text:span> <text:s/>प्रत्याजग्मुः ।</text:p>
      <text:p text:style-name="P23">Множество ведь воинов в битве погибло. Но некоторые в свой город вернулись.</text:p>
      <text:p text:style-name="P9">१६) चिर<text:span text:style-name="T51">म्</text:span> वसुमान<text:span text:style-name="T51">्</text:span> आस । तदा तु सर्व<text:span text:style-name="T51">म्</text:span> तत्याज वने च गत्वा तत्र चिन्तयितु<text:span text:style-name="T51">म्</text:span> ससाद ।</text:p>
      <text:p text:style-name="P23">Долго богатым был. Но затем всё оставил и в лес уйдя, там размышлять сел.</text:p>
      <text:p text:style-name="P9">१७) स्मयता सखी-गणेन परिवृता नार<text:span text:style-name="T51">ी</text:span> <text:span text:style-name="T51">अ</text:span>पि जहास ।</text:p>
      <text:p text:style-name="P23">Улыбающаяся, группой подруг окружённая, женщина <text:span text:style-name="T62">тоже</text:span> смеялась.</text:p>
      <text:p text:style-name="P9"/>
      <text:p text:style-name="P9"/>
      <text:p text:style-name="P9"><text:soft-page-break/>१८) क्षत्रिया<text:span text:style-name="T51">ः</text:span> इषुभि<text:span text:style-name="T51">ः</text:span> <text:span text:style-name="T51">ह</text:span>ता<text:span text:style-name="T63">ः</text:span> भुवि पेत<text:span text:style-name="T51">ुः</text:span> ।</text:p>
      <text:p text:style-name="P23">Воины, стрелами поражённые, на землю пали.</text:p>
      <text:p text:style-name="P9">१९) पुरे जग्मिम । अपि कदाचि<text:span text:style-name="T51">त्</text:span> <text:span text:style-name="T51">पु</text:span>रे जग्म । जगम स च जगाम ते तु न जग्मुः ।</text:p>
      <text:p text:style-name="P23">В город мы пошли. Вы когда-нибудь в город ходили? Я пошёл, и он пошёл, но они не пошли.</text:p>
      <text:p text:style-name="P9">२०) नरः स्त्रिया<text:span text:style-name="T63">ः</text:span> दर्शनेन तुतोष । तस्याः प्रभा <text:bookmark-start text:name="__DdeLink__5553_3550361551"/>देव्<text:bookmark-end text:name="__DdeLink__5553_3550361551"/><text:span text:style-name="T63">याः</text:span> इव <text:span text:style-name="T51">इ</text:span>ति मेने ।</text:p>
      <text:p text:style-name="P23">Мужчина женщиной видом был доволен. Её сияние <text:span text:style-name="T63">как у </text:span>богин<text:span text:style-name="T63">и </text:span>– так думал.</text:p>
      <text:p text:style-name="P9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Mono" svg:font-family="'Noto Sans Mono'" style:font-family-generic="roman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18:40:36.741171145</meta:creation-date>
    <dc:date>2025-05-02T19:09:12.743206078</dc:date>
    <meta:editing-duration>PT5H24M43S</meta:editing-duration>
    <meta:editing-cycles>49</meta:editing-cycles>
    <meta:generator>LibreOffice/7.4.7.2$Linux_X86_64 LibreOffice_project/40$Build-2</meta:generator>
    <meta:document-statistic meta:table-count="0" meta:image-count="0" meta:object-count="0" meta:page-count="4" meta:paragraph-count="130" meta:word-count="1144" meta:character-count="5448" meta:non-whitespace-character-count="4385"/>
  </office:meta>
</office:document-meta>
</file>